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1">
          <table:table-cell table:number-columns-repeated="1024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510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gic_missile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19:10:34.5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1T19:11:26.996000000</dc:date>
    <meta:editing-duration>PT15H57M5S</meta:editing-duration>
    <meta:editing-cycles>58</meta:editing-cycles>
    <meta:generator>Trio_Office/6.2.8.2$Windows_x86 LibreOffice_project/</meta:generator>
    <meta:document-statistic meta:table-count="1" meta:cell-count="235" meta:object-count="0"/>
  </office:meta>
</office:document-meta>
</file>